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swiss" style:font-pitch="fixed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45in"/>
    </style:style>
    <style:style style:name="co2" style:family="table-column">
      <style:table-column-properties fo:break-before="auto" style:column-width="2.1882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2.6299in"/>
    </style:style>
    <style:style style:name="co5" style:family="table-column">
      <style:table-column-properties fo:break-before="auto" style:column-width="2.2661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7346in"/>
    </style:style>
    <style:style style:name="co8" style:family="table-column">
      <style:table-column-properties fo:break-before="auto" style:column-width="2.3181in"/>
    </style:style>
    <style:style style:name="co9" style:family="table-column">
      <style:table-column-properties fo:break-before="auto" style:column-width="3.9965in"/>
    </style:style>
    <style:style style:name="co10" style:family="table-column">
      <style:table-column-properties fo:break-before="auto" style:column-width="3.5118in"/>
    </style:style>
    <style:style style:name="co11" style:family="table-column">
      <style:table-column-properties fo:break-before="auto" style:column-width="1.6091in"/>
    </style:style>
    <style:style style:name="ro1" style:family="table-row">
      <style:table-row-properties style:row-height="0.1366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15in" fo:break-before="auto" style:use-optimal-row-height="true"/>
    </style:style>
    <style:style style:name="ro4" style:family="table-row">
      <style:table-row-properties style:row-height="0.2839in" fo:break-before="auto" style:use-optimal-row-height="true"/>
    </style:style>
    <style:style style:name="ro5" style:family="table-row">
      <style:table-row-properties style:row-height="0.2339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1.389in" fo:break-before="auto" style:use-optimal-row-height="true"/>
    </style:style>
    <style:style style:name="ro8" style:family="table-row">
      <style:table-row-properties style:row-height="0.552in" fo:break-before="auto" style:use-optimal-row-height="true"/>
    </style:style>
    <style:style style:name="ro9" style:family="table-row">
      <style:table-row-properties style:row-height="0.4846in" fo:break-before="auto" style:use-optimal-row-height="true"/>
    </style:style>
    <style:style style:name="ro10" style:family="table-row">
      <style:table-row-properties style:row-height="0.4181in" fo:break-before="auto" style:use-optimal-row-height="true"/>
    </style:style>
    <style:style style:name="ro11" style:family="table-row">
      <style:table-row-properties style:row-height="2.9618in" fo:break-before="auto" style:use-optimal-row-height="true"/>
    </style:style>
    <style:style style:name="ro12" style:family="table-row">
      <style:table-row-properties style:row-height="0.6854in" fo:break-before="auto" style:use-optimal-row-height="true"/>
    </style:style>
    <style:style style:name="ro13" style:family="table-row">
      <style:table-row-properties style:row-height="0.1701in" fo:break-before="auto" style:use-optimal-row-height="true"/>
    </style:style>
    <style:style style:name="ro14" style:family="table-row">
      <style:table-row-properties style:row-height="1.8571in" fo:break-before="auto" style:use-optimal-row-height="true"/>
    </style:style>
    <style:style style:name="ro15" style:family="table-row">
      <style:table-row-properties style:row-height="0.7528in" fo:break-before="auto" style:use-optimal-row-height="true"/>
    </style:style>
    <style:style style:name="ro16" style:family="table-row">
      <style:table-row-properties style:row-height="1.3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 Narrow1" fo:font-size="8pt" fo:font-weight="normal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 Narrow1" fo:font-size="10pt" fo:font-weight="bold"/>
    </style:style>
    <style:style style:name="ce3" style:family="table-cell" style:parent-style-name="Default">
      <style:table-cell-properties fo:background-color="#280099" style:text-align-source="fix" style:repeat-content="false" fo:wrap-option="wrap" style:vertical-align="top"/>
      <style:paragraph-properties fo:text-align="center" fo:margin-left="0in"/>
      <style:text-properties style:font-name="Arial Narrow1" fo:font-size="8pt" fo:font-weight="normal"/>
    </style:style>
    <style:style style:name="ce4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start"/>
      <style:text-properties style:font-name="Arial Narrow1" fo:font-size="9pt" fo:language="en" fo:country="US" fo:font-weight="bold" style:font-size-asian="12pt" style:language-asian="en" style:country-asian="US" style:font-size-complex="6.80000019073486pt" style:language-complex="en" style:country-complex="US"/>
    </style:style>
    <style:style style:name="ce5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 Narrow1" fo:font-size="9pt" fo:font-weight="bold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 Narrow1" fo:font-size="9pt" fo:font-weight="normal"/>
    </style:style>
    <style:style style:name="ce7" style:family="table-cell" style:parent-style-name="Default">
      <style:table-cell-properties fo:border-bottom="0.0008in solid #000000" fo:background-color="#b3b3b3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 Narrow1" fo:font-size="9pt" fo:font-style="italic" fo:font-weight="bold"/>
    </style:style>
    <style:style style:name="ce8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font-weight="normal"/>
    </style:style>
    <style:style style:name="ce9" style:family="table-cell" style:parent-style-name="Default">
      <style:table-cell-properties fo:background-color="#23ff23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font-weight="normal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 Narrow1" fo:font-size="9pt" fo:font-weight="normal"/>
    </style:style>
    <style:style style:name="ce11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8pt"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1" fo:font-size="8pt" fo:font-weight="normal"/>
    </style:style>
    <style:style style:name="ce13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 Narrow1" fo:font-size="8pt" fo:font-weight="bold"/>
    </style:style>
    <style:style style:name="ce14" style:family="table-cell" style:parent-style-name="Default">
      <style:table-cell-properties fo:border-bottom="0.0008in solid #000000" fo:background-color="#ccccff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 Narrow1" fo:font-size="8pt" fo:font-weight="normal"/>
    </style:style>
    <style:style style:name="ce15" style:family="table-cell" style:parent-style-name="Default">
      <style:table-cell-properties fo:background-color="#ffffcc" style:text-align-source="fix" style:repeat-content="false" fo:border="0.0008in solid #000000"/>
      <style:paragraph-properties fo:text-align="start" fo:margin-left="0in"/>
      <style:text-properties style:font-name="Arial Narrow1" fo:font-size="8pt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font-name="Arial Narrow1" fo:font-size="8pt" fo:font-weight="normal"/>
    </style:style>
    <style:style style:name="ce17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 fo:margin-left="0in"/>
      <style:text-properties style:font-name="Arial Narrow1" fo:font-size="8pt" fo:font-weight="normal"/>
    </style:style>
    <style:style style:name="ce18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 fo:margin-left="0in"/>
      <style:text-properties style:font-name="Arial Narrow1" fo:font-size="8pt" fo:font-weight="normal"/>
    </style:style>
    <style:style style:name="ce19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 fo:margin-left="0in"/>
      <style:text-properties style:font-name="Arial Narrow1" fo:font-size="8pt" fo:font-weight="normal"/>
    </style:style>
    <style:style style:name="ce20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font-name="Arial Narrow1" fo:font-size="8pt" fo:font-weight="normal"/>
    </style:style>
    <style:style style:name="ce21" style:family="table-cell" style:parent-style-name="Default">
      <style:table-cell-properties fo:border-bottom="0.0008in solid #000000" fo:background-color="#b3b3b3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 Narrow1" fo:font-size="8pt" fo:font-style="italic" fo:font-weight="bold"/>
    </style:style>
    <style:style style:name="ce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 Narrow1" fo:font-size="8pt" fo:font-weight="normal"/>
    </style:style>
    <style:style style:name="ce23" style:family="table-cell" style:parent-style-name="Default">
      <style:text-properties style:font-name="Arial Narrow1"/>
    </style:style>
    <style:style style:name="ce24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start"/>
      <style:text-properties style:font-name="Arial Narrow1" fo:font-size="8pt" fo:font-weight="normal"/>
    </style:style>
    <style:style style:name="ce25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style:font-name="Arial Narrow1" fo:font-size="9pt" fo:font-weight="normal"/>
    </style:style>
    <style:style style:name="ce26" style:family="table-cell" style:parent-style-name="Default">
      <style:table-cell-properties fo:border-bottom="0.0008in solid #000000" fo:background-color="#b3b3b3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style:font-name="Arial Narrow1" fo:font-size="9pt" fo:font-weight="normal"/>
    </style:style>
    <style:style style:name="ce27" style:family="table-cell" style:parent-style-name="Default">
      <style:table-cell-properties fo:background-color="#b3b3b3"/>
      <style:text-properties style:font-name="Arial Narrow1" fo:font-size="9pt"/>
    </style:style>
    <style:style style:name="ce28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style:font-name="Arial Narrow1" fo:font-size="8pt" fo:font-weight="normal"/>
    </style:style>
    <style:style style:name="ce29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start"/>
      <style:text-properties style:font-name="Arial Narrow1" fo:font-size="8pt" fo:font-weight="normal"/>
    </style:style>
    <style:style style:name="ce30" style:family="table-cell" style:parent-style-name="Default">
      <style:table-cell-properties fo:border-bottom="0.0008in solid #000000" fo:background-color="#b3b3b3" style:text-align-source="fix" style:repeat-content="false" fo:wrap-option="wrap" fo:border-left="none" fo:border-right="none" fo:border-top="0.0008in solid #000000" style:vertical-align="top"/>
      <style:paragraph-properties fo:text-align="start"/>
      <style:text-properties style:font-name="Arial Narrow1" fo:font-size="8pt" fo:font-weight="normal"/>
    </style:style>
    <style:style style:name="ce31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language="en" fo:country="US" fo:font-weight="normal" style:language-asian="en" style:country-asian="US" style:language-complex="en" style:country-complex="US"/>
    </style:style>
    <style:style style:name="ce32" style:family="table-cell" style:parent-style-name="Default">
      <style:table-cell-properties fo:background-color="#23ff23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language="en" fo:country="US" fo:font-weight="normal" style:language-asian="en" style:country-asian="US" style:language-complex="en" style:country-complex="US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 Narrow1" fo:font-size="9pt" fo:language="en" fo:country="US" fo:font-weight="normal" style:language-asian="en" style:country-asian="US" style:language-complex="en" style:country-complex="US"/>
    </style:style>
    <style:style style:name="ce34" style:family="table-cell" style:parent-style-name="Default">
      <style:table-cell-properties fo:background-color="#b3b3b3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language="en" fo:country="US" fo:font-weight="normal" style:language-asian="en" style:country-asian="US" style:language-complex="en" style:country-complex="US"/>
    </style:style>
    <style:style style:name="ce35" style:family="table-cell" style:parent-style-name="Default">
      <style:table-cell-properties fo:background-color="#ffffcc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8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1" fo:font-size="8pt" fo:font-weight="normal" style:language-asian="en" style:country-asian="US" style:language-complex="en" style:country-complex="US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1" fo:font-size="8pt" fo:font-weight="bold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 Narrow1" fo:font-size="9pt" fo:language="en" fo:country="US" fo:font-weight="normal" style:font-size-asian="12pt" style:language-asian="en" style:country-asian="US" style:font-size-complex="6.80000019073486pt" style:language-complex="en" style:country-complex="US"/>
    </style:style>
    <style:style style:name="ce39" style:family="table-cell" style:parent-style-name="Default">
      <style:table-cell-properties fo:background-color="#b3b3b3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language="en" fo:country="US" fo:font-weight="normal" style:font-size-asian="12pt" style:language-asian="en" style:country-asian="US" style:font-size-complex="6.80000019073486pt" style:language-complex="en" style:country-complex="US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1" fo:font-size="8pt" fo:language="en" fo:country="US" fo:font-weight="normal" style:font-size-asian="12pt" style:language-asian="en" style:country-asian="US" style:font-size-complex="6.80000019073486pt" style:language-complex="en" style:country-complex="US"/>
    </style:style>
    <style:style style:name="ce41" style:family="table-cell" style:parent-style-name="Default">
      <style:table-cell-properties fo:border="0.0008in solid #000000"/>
      <style:text-properties style:font-name="Arial Narrow1"/>
    </style:style>
    <style:style style:name="ce42" style:family="table-cell" style:parent-style-name="Default">
      <style:table-cell-properties fo:background-color="#ffffcc"/>
      <style:text-properties style:font-name="Arial Narrow1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font-weight="normal"/>
    </style:style>
    <style:style style:name="ce44" style:family="table-cell" style:parent-style-name="Default">
      <style:table-cell-properties fo:background-color="#ffffcc" style:text-align-source="fix" style:repeat-content="false" fo:wrap-option="wrap" style:vertical-align="top"/>
      <style:paragraph-properties fo:text-align="start"/>
      <style:text-properties style:font-name="Arial Narrow1" fo:font-size="8pt" fo:language="en" fo:country="US" fo:font-weight="normal" style:font-size-asian="12pt" style:language-asian="en" style:country-asian="US" style:font-size-complex="6.80000019073486pt" style:language-complex="en" style:country-complex="US"/>
    </style:style>
    <style:style style:name="ce45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 Narrow1" fo:font-size="9pt" fo:font-weight="normal"/>
    </style:style>
    <style:style style:name="ce46" style:family="table-cell" style:parent-style-name="Default">
      <style:table-cell-properties fo:border-bottom="0.0008in solid #000000" fo:background-color="#b3b3b3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 Narrow1" fo:font-size="9pt" fo:font-weight="normal"/>
    </style:style>
    <style:style style:name="ce47" style:family="table-cell" style:parent-style-name="Default">
      <style:table-cell-properties fo:background-color="#00ff00" style:text-align-source="fix" style:repeat-content="false" fo:wrap-option="wrap" fo:border="0.0008in solid #000000" style:vertical-align="top"/>
      <style:paragraph-properties fo:text-align="start"/>
      <style:text-properties style:font-name="Arial Narrow1" fo:font-size="9pt" fo:font-weight="normal"/>
    </style:style>
    <style:style style:name="ce48" style:family="table-cell" style:parent-style-name="Default">
      <style:table-cell-properties fo:border-bottom="0.0008in solid #000000" fo:background-color="#ccccff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 Narrow1" fo:font-size="8pt" fo:font-weight="normal"/>
    </style:style>
    <style:style style:name="ce49" style:family="table-cell" style:parent-style-name="Default">
      <style:table-cell-properties fo:border-bottom="0.0008in solid #000000" fo:background-color="#b3b3b3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 Narrow1" fo:font-size="8pt" fo:font-weight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 Narrow1" fo:font-size="9pt" fo:font-weight="normal"/>
    </style:style>
    <style:style style:name="ce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 Narrow" fo:font-size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 Narrow" fo:font-size="10pt" fo:font-weight="bold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 Narrow" fo:font-size="10pt"/>
    </style:style>
    <style:style style:name="ce5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 Narrow" fo:font-size="10pt" fo:font-weight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 Narrow" fo:font-size="10pt" fo:font-weight="bold"/>
    </style:style>
    <style:style style:name="ce56" style:family="table-cell" style:parent-style-name="Default">
      <style:text-properties style:font-name="Arial Narrow1" fo:font-weight="bold"/>
    </style:style>
    <style:style style:name="T1" style:family="text">
      <style:text-properties style:font-name="Arial" fo:font-size="9pt"/>
    </style:style>
    <style:style style:name="T2" style:family="text">
      <style:text-properties style:font-name="Arial" fo:font-size="9pt" style:font-size-asian="12pt" style:font-size-complex="6.80000019073486pt"/>
    </style:style>
    <style:style style:name="T3" style:family="text">
      <style:text-properties style:font-name="Arial" fo:font-size="8pt" style:font-size-asian="12pt" style:font-size-complex="6.80000019073486pt"/>
    </style:style>
    <style:style style:name="T4" style:family="text">
      <style:text-properties style:font-name="Arial" fo:font-size="8pt"/>
    </style:style>
    <style:style style:name="T5" style:family="text">
      <style:text-properties style:font-name="Arial" fo:font-size="8pt" style:language-asian="en" style:country-asian="US" style:language-complex="en" style:country-complex="US"/>
    </style:style>
    <style:style style:name="T6" style:family="text">
      <style:text-properties style:font-name="Arial" style:language-asian="en" style:country-asian="US" style:language-complex="en" style:country-complex="US"/>
    </style:style>
    <style:style style:name="T7" style:family="text">
      <style:text-properties style:font-name="Arial" fo:font-size="8pt" style:font-size-asian="12pt" style:language-asian="en" style:country-asian="US" style:font-size-complex="6.80000019073486pt" style:language-complex="en" style:country-complex="US"/>
    </style:style>
    <style:style style:name="T8" style:family="text">
      <style:text-properties fo:font-size="12pt" style:font-size-asian="12pt" style:font-size-complex="6.80000019073486pt"/>
    </style:style>
    <style:style style:name="T9" style:family="text">
      <style:text-properties style:font-name="Arial" fo:font-size="8pt" style:font-name-asian="Courier New" style:font-size-asian="10pt" style:font-name-complex="Courier New" style:font-size-complex="5.69999980926514pt"/>
    </style:style>
    <style:style style:name="T10" style:family="text">
      <style:text-properties style:font-name="Arial Narrow"/>
    </style:style>
  </office:automatic-styles>
  <office:body>
    <office:spreadsheet>
      <table:table table:name="Admin Conso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1" table:default-cell-style-name="ce1"/>
        <table:table-row table:style-name="ro1" table:number-rows-repeated="2">
          <table:table-cell table:number-columns-repeated="256"/>
        </table:table-row>
        <table:table-row table:style-name="ro2">
          <table:table-cell table:style-name="ce2" office:value-type="string" table:number-columns-spanned="5" table:number-rows-spanned="1">
            <text:p>Identity Solutions Test Cases – Admin Console</text:p>
          </table:table-cell>
          <table:covered-table-cell table:number-columns-repeated="4" table:style-name="ce23"/>
          <table:table-cell table:number-columns-repeated="251"/>
        </table:table-row>
        <table:table-row table:style-name="ro3">
          <table:table-cell table:number-columns-repeated="3"/>
          <table:table-cell table:style-name="ce37" office:value-type="string" table:number-columns-spanned="2" table:number-rows-spanned="1">
            <text:p>NOTE: The smoke testing candidates are highlighted in yellow.</text:p>
          </table:table-cell>
          <table:covered-table-cell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4">
          <table:table-cell table:style-name="ce3" office:value-type="string">
            <text:p>TC 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Test Data</text:p>
          </table:table-cell>
          <table:table-cell table:style-name="ce3" office:value-type="string">
            <text:p>Expected Results</text:p>
          </table:table-cell>
          <table:table-cell table:style-name="ce3" office:value-type="string">
            <text:p>Actual Results</text:p>
            <text:p>(PASS/FAIL)</text:p>
          </table:table-cell>
          <table:table-cell table:number-columns-repeated="250"/>
        </table:table-row>
        <table:table-row table:style-name="ro5">
          <table:table-cell table:style-name="ce4" office:value-type="string" table:number-columns-spanned="2" table:number-rows-spanned="1">
            <text:p>1. <text:s/>Initial Configuration</text:p>
          </table:table-cell>
          <table:covered-table-cell table:style-name="ce24"/>
          <table:table-cell table:style-name="ce24" table:number-columns-repeated="4"/>
          <table:table-cell table:number-columns-repeated="250"/>
        </table:table-row>
        <table:table-row table:style-name="ro6">
          <table:table-cell table:style-name="ce5" office:value-type="string" table:number-columns-spanned="3" table:number-rows-spanned="1">
            <text:p>1.1 User Stores</text:p>
          </table:table-cell>
          <table:covered-table-cell table:number-columns-repeated="2" table:style-name="ce25"/>
          <table:table-cell table:style-name="ce25" table:number-columns-repeated="2"/>
          <table:table-cell table:style-name="ce45"/>
          <table:table-cell table:style-name="ce50" table:number-columns-repeated="250"/>
        </table:table-row>
        <table:table-row-group>
          <table:table-row table:style-name="ro6">
            <table:table-cell table:style-name="ce6" office:value-type="string" table:number-columns-spanned="3" table:number-rows-spanned="1">
              <text:p>Prerequisites : Login to IS admin console and navigate to 'User Stores' &gt;&gt; 'Add New User Store'</text:p>
            </table:table-cell>
            <table:covered-table-cell table:number-columns-repeated="2" table:style-name="ce25"/>
            <table:table-cell table:style-name="ce25" table:number-columns-repeated="2"/>
            <table:table-cell table:style-name="ce45"/>
            <table:table-cell table:style-name="ce50" table:number-columns-repeated="250"/>
          </table:table-row>
          <table:table-row table:style-name="ro6">
            <table:table-cell table:style-name="ce7" office:value-type="string" table:number-columns-spanned="2" table:number-rows-spanned="1">
              <text:p>A) <text:s/>Realm Class = LDAP</text:p>
            </table:table-cell>
            <table:covered-table-cell table:style-name="ce26"/>
            <table:table-cell table:style-name="ce26" table:number-columns-repeated="3"/>
            <table:table-cell table:style-name="ce46"/>
            <table:table-cell table:style-name="ce50" table:number-columns-repeated="250"/>
          </table:table-row>
          <table:table-row-group>
            <table:table-row table:style-name="ro7">
              <table:table-cell table:style-name="ce8" office:value-type="float" office:value="1">
                <text:p>1</text:p>
              </table:table-cell>
              <table:table-cell table:style-name="ce8" office:value-type="string">
                <text:p>Create a user store using LDAP</text:p>
              </table:table-cell>
              <table:table-cell table:style-name="ce31" office:value-type="string">
                <text:p><text:span text:style-name="T4"><text:s/></text:span><text:span text:style-name="T4">- Select the realm class as LDAP</text:span></text:p>
                <text:p><text:s/>- Enter valid data to all other fields</text:p>
              </table:table-cell>
              <table:table-cell table:style-name="ce8" office:value-type="string">
                <text:p>ConnectionUrl <text:s/>-ldap://localhost:389</text:p>
                <text:p>ConnectionName - LDAP connection username.</text:p>
                <text:p>ConnectionPass- LDAP connection password. </text:p>
                <text:p>UserPattern - uid={0},ou=People,dc=wso2,dc=com </text:p>
                <text:p>UserContextName – Name of <text:s/>the context where user objects are stored.</text:p>
                <text:p>AttributeIds – email_address, telephone</text:p>
                <text:p><text:span text:style-name="T8"/></text:p>
              </table:table-cell>
              <table:table-cell table:style-name="ce8" table:number-columns-repeated="2"/>
              <table:table-cell table:style-name="ce50" table:number-columns-repeated="250"/>
            </table:table-row>
            <table:table-row table:style-name="ro8">
              <table:table-cell table:style-name="ce9" office:value-type="float" office:value="2">
                <text:p>2</text:p>
              </table:table-cell>
              <table:table-cell table:style-name="ce9" office:value-type="string">
                <text:p>Create a user store using LDAP with an incorrect user name.</text:p>
              </table:table-cell>
              <table:table-cell table:style-name="ce32" office:value-type="string">
                <text:p><text:span text:style-name="T4"><text:s/></text:span><text:span text:style-name="T4">- Select the realm class as LDAP</text:span></text:p>
                <text:p><text:s/>- Enter valid data to all other fields except for ConnectionName</text:p>
              </table:table-cell>
              <table:table-cell table:style-name="ce9" office:value-type="string">
                <text:p>ConnectionName – invalid user name</text:p>
                <text:p/>
                <text:p><text:span text:style-name="T8"/></text:p>
              </table:table-cell>
              <table:table-cell table:style-name="ce9"/>
              <table:table-cell table:style-name="ce47"/>
              <table:table-cell table:style-name="ce50" table:number-columns-repeated="250"/>
            </table:table-row>
            <table:table-row table:style-name="ro8">
              <table:table-cell table:style-name="ce10"/>
              <table:table-cell table:style-name="ce10" office:value-type="string">
                <text:p>Create a user store using JDBC with a ConnectionName which is not of the root user.</text:p>
              </table:table-cell>
              <table:table-cell table:style-name="ce33" office:value-type="string">
                <text:p><text:span text:style-name="T4"><text:s/></text:span><text:span text:style-name="T4">- Select the realm class as LDAP</text:span></text:p>
                <text:p><text:s/>- Enter valid data to all other fields except for ConnectionName</text:p>
              </table:table-cell>
              <table:table-cell table:style-name="ce10" office:value-type="string">
                <text:p>ConnectionName – non-root user</text:p>
                <text:p/>
                <text:p><text:span text:style-name="T8"/></text:p>
              </table:table-cell>
              <table:table-cell table:style-name="ce10" table:number-columns-repeated="2"/>
              <table:table-cell table:style-name="ce50" table:number-columns-repeated="250"/>
            </table:table-row>
            <table:table-row table:style-name="ro9">
              <table:table-cell table:style-name="ce10" office:value-type="float" office:value="3">
                <text:p>3</text:p>
              </table:table-cell>
              <table:table-cell table:style-name="ce10" office:value-type="string">
                <text:p>Create a user store using LDAP with an incorrect password.</text:p>
              </table:table-cell>
              <table:table-cell table:style-name="ce33" office:value-type="string">
                <text:p><text:span text:style-name="T4"><text:s/></text:span><text:span text:style-name="T4">- Select the realm class as LDAP</text:span></text:p>
                <text:p><text:s/>- Enter valid data to all other fields except for ConnectionPass</text:p>
              </table:table-cell>
              <table:table-cell table:style-name="ce10" office:value-type="string">
                <text:p>ConnectionPass- </text:p>
              </table:table-cell>
              <table:table-cell table:style-name="ce10" table:number-columns-repeated="2"/>
              <table:table-cell table:style-name="ce50" table:number-columns-repeated="250"/>
            </table:table-row>
            <table:table-row table:style-name="ro9">
              <table:table-cell table:style-name="ce10" office:value-type="float" office:value="4">
                <text:p>4</text:p>
              </table:table-cell>
              <table:table-cell table:style-name="ce10" office:value-type="string">
                <text:p>Create a user store using LDAP with an incorrect UserContextName.</text:p>
              </table:table-cell>
              <table:table-cell table:style-name="ce33" office:value-type="string">
                <text:p><text:span text:style-name="T4"><text:s/></text:span><text:span text:style-name="T4">- Select the realm class as LDAP</text:span></text:p>
                <text:p><text:s/>- Enter valid data to all other fields except for UserContextName.</text:p>
              </table:table-cell>
              <table:table-cell table:style-name="ce10" office:value-type="string">
                <text:p>UserContextName –</text:p>
              </table:table-cell>
              <table:table-cell table:style-name="ce10" table:number-columns-repeated="2"/>
              <table:table-cell table:style-name="ce50" table:number-columns-repeated="250"/>
            </table:table-row>
            <table:table-row table:style-name="ro9">
              <table:table-cell table:style-name="ce10" office:value-type="float" office:value="5">
                <text:p>5</text:p>
              </table:table-cell>
              <table:table-cell table:style-name="ce10" office:value-type="string">
                <text:p>Create a user store using LDAP with an incorrect AttributeIds.</text:p>
              </table:table-cell>
              <table:table-cell table:style-name="ce33" office:value-type="string">
                <text:p><text:span text:style-name="T4"><text:s/></text:span><text:span text:style-name="T4">- Select the realm class as LDAP</text:span></text:p>
                <text:p><text:s/>- Enter valid data to all other fields except for AttributeIds.</text:p>
              </table:table-cell>
              <table:table-cell table:style-name="ce10" office:value-type="string">
                <text:p>AttributeIds - </text:p>
              </table:table-cell>
              <table:table-cell table:style-name="ce10" table:number-columns-repeated="2"/>
              <table:table-cell table:style-name="ce50" table:number-columns-repeated="250"/>
            </table:table-row>
            <table:table-row table:style-name="ro10">
              <table:table-cell table:style-name="ce10" office:value-type="float" office:value="6">
                <text:p>6</text:p>
              </table:table-cell>
              <table:table-cell table:style-name="ce10" office:value-type="string">
                <text:p>Create a user store using LDAP with an incorrect user context.</text:p>
              </table:table-cell>
              <table:table-cell table:style-name="ce33" office:value-type="string">
                <text:p><text:span text:style-name="T4"><text:s/></text:span><text:span text:style-name="T4">- Select the realm class as LDAP</text:span></text:p>
                <text:p><text:span text:style-name="T4"><text:s/></text:span><text:span text:style-name="T4">- Enter valid data to all other fields except for </text:span><text:span text:style-name="T3">UserContextName</text:span><text:span text:style-name="T4">.</text:span></text:p>
              </table:table-cell>
              <table:table-cell table:style-name="ce38" office:value-type="string">
                <text:p>UserContextName –</text:p>
              </table:table-cell>
              <table:table-cell table:style-name="ce10" table:number-columns-repeated="2"/>
              <table:table-cell table:style-name="ce50" table:number-columns-repeated="250"/>
            </table:table-row>
          </table:table-row-group>
          <table:table-row table:style-name="ro6">
            <table:table-cell table:style-name="ce7" office:value-type="string" table:number-columns-spanned="2" table:number-rows-spanned="1">
              <text:p>B) <text:s/>Realm Class = JDBC</text:p>
            </table:table-cell>
            <table:covered-table-cell table:style-name="ce27"/>
            <table:table-cell table:style-name="ce34"/>
            <table:table-cell table:style-name="ce39"/>
            <table:table-cell table:style-name="ce43" table:number-columns-repeated="2"/>
            <table:table-cell table:style-name="ce50" table:number-columns-repeated="250"/>
          </table:table-row>
          <table:table-row-group>
            <table:table-row table:style-name="ro11">
              <table:table-cell table:style-name="ce11" office:value-type="float" office:value="1">
                <text:p>1</text:p>
              </table:table-cell>
              <table:table-cell table:style-name="ce11" office:value-type="string">
                <text:p>Create a user store using JDBC</text:p>
              </table:table-cell>
              <table:table-cell table:style-name="ce35" office:value-type="string">
                <text:p><text:span text:style-name="T4"><text:s/></text:span><text:span text:style-name="T4">- Select the realm class as JDBC</text:span></text:p>
                <text:p><text:s/>- Enter valid data to all other fields</text:p>
              </table:table-cell>
              <table:table-cell table:style-name="ce35" office:value-type="string">
                <text:p><text:span text:style-name="T3">DriverName - JDBC Driver's class name. </text:span></text:p>
                <text:p><text:span text:style-name="T3"/></text:p>
                <text:p><text:span text:style-name="T3">ConnectionURL – Connection url to the DB</text:span></text:p>
                <text:p><text:span text:style-name="T3"/></text:p>
                <text:p><text:span text:style-name="T3">ConnectionUserName -Connection username to </text:span><text:span text:style-name="T3">the database </text:span></text:p>
                <text:p><text:span text:style-name="T3"/></text:p>
                <text:p><text:span text:style-name="T3">ConnectionPassword -Connection password of the </text:span><text:span text:style-name="T3">username </text:span></text:p>
                <text:p><text:span text:style-name="T3"/></text:p>
                <text:p><text:span text:style-name="T3">UserTable -User table name in the database </text:span></text:p>
                <text:p><text:span text:style-name="T3"/></text:p>
                <text:p><text:span text:style-name="T3">UserNameColumn -User name column in the User </text:span><text:span text:style-name="T3">table </text:span></text:p>
                <text:p><text:span text:style-name="T3"/></text:p>
                <text:p><text:span text:style-name="T3">UserCredentialColumn <text:s/>-User credential column in </text:span><text:span text:style-name="T3">the User table </text:span></text:p>
                <text:p><text:span text:style-name="T3"/></text:p>
                <text:p><text:span text:style-name="T3">ColumnNames <text:s/>-Column names of the user table </text:span><text:span text:style-name="T3">from where the user properties will be read. </text:span><text:span text:style-name="T9">email_address, telephone</text:span><text:span text:style-name="T3">. </text:span></text:p>
                <text:p><text:span text:style-name="T3"/></text:p>
              </table:table-cell>
              <table:table-cell table:style-name="ce11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2">
                <text:p>2</text:p>
              </table:table-cell>
              <table:table-cell table:style-name="ce12" office:value-type="string">
                <text:p>Create a user store using JDBC with a DriverName which is not available in the classpath.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6">DriverName</text:span></text:p>
              </table:table-cell>
              <table:table-cell table:style-name="ce40" office:value-type="string">
                <text:p>DriverName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3">
                <text:p>3</text:p>
              </table:table-cell>
              <table:table-cell table:style-name="ce12" office:value-type="string">
                <text:p>Create a user store using JDBC with an incorrect <text:span text:style-name="T3">ConnectionURL.</text:span>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7">ConnectionURL</text:span></text:p>
              </table:table-cell>
              <table:table-cell table:style-name="ce40" office:value-type="string">
                <text:p>ConnectionURL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4">
                <text:p>4</text:p>
              </table:table-cell>
              <table:table-cell table:style-name="ce12" office:value-type="string">
                <text:p>Create a user store using JDBC with an invalid <text:span text:style-name="T3">ConnectionUserName.</text:span>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7">ConnectionUserName.</text:span></text:p>
              </table:table-cell>
              <table:table-cell table:style-name="ce40" office:value-type="string">
                <text:p>ConnectionUserName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5">
                <text:p>5</text:p>
              </table:table-cell>
              <table:table-cell table:style-name="ce12" office:value-type="string">
                <text:p>Create a user store using JDBC with an invalid <text:span text:style-name="T3">ConnectionPassword.</text:span>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7">ConnectionPassword.</text:span></text:p>
              </table:table-cell>
              <table:table-cell table:style-name="ce40" office:value-type="string">
                <text:p>ConnectionPassword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6">
                <text:p>6</text:p>
              </table:table-cell>
              <table:table-cell table:style-name="ce12" office:value-type="string">
                <text:p>Create a user store using JDBC with UserTable given incorrectly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6">UserTable</text:span></text:p>
              </table:table-cell>
              <table:table-cell table:style-name="ce40" office:value-type="string">
                <text:p>UserTable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7">
                <text:p>7</text:p>
              </table:table-cell>
              <table:table-cell table:style-name="ce12" office:value-type="string">
                <text:p>Create a user store using JDBC with an incorrect UserNameColumn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6">UserNameColumn.</text:span></text:p>
              </table:table-cell>
              <table:table-cell table:style-name="ce40" office:value-type="string">
                <text:p>UserNameColumn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8">
                <text:p>8</text:p>
              </table:table-cell>
              <table:table-cell table:style-name="ce12" office:value-type="string">
                <text:p>Create a user store using JDBC with an incorrect <text:span text:style-name="T3">UserCredentialColumn.</text:span>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7">UserCredentialColumn.</text:span></text:p>
              </table:table-cell>
              <table:table-cell table:style-name="ce40" office:value-type="string">
                <text:p>UserCredentialColumn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9">
                <text:p>9</text:p>
              </table:table-cell>
              <table:table-cell table:style-name="ce12" office:value-type="string">
                <text:p>Create a user store using JDBC with ColumnNames given incorrectly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6">ColumnNames.</text:span></text:p>
              </table:table-cell>
              <table:table-cell table:style-name="ce12" office:value-type="string">
                <text:p>ColumnNames -</text:p>
              </table:table-cell>
              <table:table-cell table:style-name="ce12" table:number-columns-repeated="2"/>
              <table:table-cell table:number-columns-repeated="250"/>
            </table:table-row>
            <table:table-row table:style-name="ro10">
              <table:table-cell table:style-name="ce12" office:value-type="float" office:value="10">
                <text:p>10</text:p>
              </table:table-cell>
              <table:table-cell table:style-name="ce12" office:value-type="string">
                <text:p>Create a user store using JDBC with ColumnNames given in incorrect syntax.</text:p>
              </table:table-cell>
              <table:table-cell table:style-name="ce36" office:value-type="string">
                <text:p><text:span text:style-name="T5"><text:s/></text:span><text:span text:style-name="T5">- Select the realm class as LDAP</text:span></text:p>
                <text:p><text:span text:style-name="T6"><text:s/></text:span><text:span text:style-name="T6">- Enter valid data to all other fields except for </text:span><text:span text:style-name="T6">ColumnNames.</text:span></text:p>
              </table:table-cell>
              <table:table-cell table:style-name="ce12" office:value-type="string">
                <text:p>ColumnNames -</text:p>
              </table:table-cell>
              <table:table-cell table:style-name="ce12" table:number-columns-repeated="2"/>
              <table:table-cell table:number-columns-repeated="250"/>
            </table:table-row>
          </table:table-row-group>
          <table:table-row table:style-name="ro1">
            <table:table-cell table:number-columns-repeated="256"/>
          </table:table-row>
        </table:table-row-group>
        <table:table-row table:style-name="ro1">
          <table:table-cell table:number-columns-repeated="256"/>
        </table:table-row>
        <table:table-row table:style-name="ro3">
          <table:table-cell table:style-name="ce13" office:value-type="string" table:number-columns-spanned="3" table:number-rows-spanned="1">
            <text:p>1.2 Defining Claims</text:p>
          </table:table-cell>
          <table:covered-table-cell table:number-columns-repeated="2" table:style-name="ce28"/>
          <table:table-cell table:style-name="ce28" table:number-columns-repeated="2"/>
          <table:table-cell table:style-name="ce48"/>
          <table:table-cell table:number-columns-repeated="250"/>
        </table:table-row>
        <table:table-row-group>
          <table:table-row table:style-name="ro3">
            <table:table-cell table:style-name="ce14" office:value-type="string" table:number-columns-spanned="3" table:number-rows-spanned="1">
              <text:p>Prerequisites : Login to IS admin console and navigate to 'Define Claims'</text:p>
            </table:table-cell>
            <table:covered-table-cell table:number-columns-repeated="2" table:style-name="ce28"/>
            <table:table-cell table:style-name="ce28" table:number-columns-repeated="2"/>
            <table:table-cell table:style-name="ce48"/>
            <table:table-cell table:number-columns-repeated="250"/>
          </table:table-row>
          <table:table-row table:style-name="ro4">
            <table:table-cell table:style-name="ce15" office:value-type="float" office:value="1">
              <text:p>1</text:p>
            </table:table-cell>
            <table:table-cell table:style-name="ce11" office:value-type="string">
              <text:p>Add a dialect with correct information.</text:p>
            </table:table-cell>
            <table:table-cell table:style-name="ce11" office:value-type="string">
              <text:p>- Click 'Add new dialect' link.</text:p>
              <text:p>- Add correct URL and press “add”</text:p>
            </table:table-cell>
            <table:table-cell table:style-name="ce11" office:value-type="string">
              <text:p>Dialect URL -</text:p>
            </table:table-cell>
            <table:table-cell table:style-name="ce11" table:number-columns-repeated="2"/>
            <table:table-cell table:number-columns-repeated="250"/>
          </table:table-row>
          <table:table-row table:style-name="ro4">
            <table:table-cell table:style-name="ce16" office:value-type="float" office:value="2">
              <text:p>2</text:p>
            </table:table-cell>
            <table:table-cell table:style-name="ce12" office:value-type="string">
              <text:p>Add a dialect without entering any information.</text:p>
            </table:table-cell>
            <table:table-cell table:style-name="ce22" office:value-type="string">
              <text:p>- Click 'Add new dialect' link.</text:p>
              <text:p>- Press “add”</text:p>
            </table:table-cell>
            <table:table-cell table:style-name="ce12" table:number-columns-repeated="3"/>
            <table:table-cell table:number-columns-repeated="250"/>
          </table:table-row>
          <table:table-row table:style-name="ro4">
            <table:table-cell table:style-name="ce17" office:value-type="float" office:value="3">
              <text:p>3</text:p>
            </table:table-cell>
            <table:table-cell table:style-name="ce11" office:value-type="string">
              <text:p>Add a claim with correct information.</text:p>
            </table:table-cell>
            <table:table-cell table:style-name="ce11" office:value-type="string">
              <text:p>- Click 'Add new claim' link. </text:p>
              <text:p>- Enter correct information and press “add”</text:p>
            </table:table-cell>
            <table:table-cell table:style-name="ce11" office:value-type="string">
              <text:p>- Claim URI</text:p>
              <text:p>- Display Tag</text:p>
            </table:table-cell>
            <table:table-cell table:style-name="ce11" table:number-columns-repeated="2"/>
            <table:table-cell table:number-columns-repeated="250"/>
          </table:table-row>
          <table:table-row table:style-name="ro4">
            <table:table-cell table:style-name="ce16" office:value-type="float" office:value="4">
              <text:p>4</text:p>
            </table:table-cell>
            <table:table-cell table:style-name="ce12" office:value-type="string">
              <text:p>Add a claim without entering any information.</text:p>
            </table:table-cell>
            <table:table-cell table:style-name="ce12" office:value-type="string">
              <text:p>- Click 'Add new claim' link. </text:p>
              <text:p>- Press “add”</text:p>
            </table:table-cell>
            <table:table-cell table:style-name="ce41"/>
            <table:table-cell table:style-name="ce12" table:number-columns-repeated="2"/>
            <table:table-cell table:number-columns-repeated="250"/>
          </table:table-row>
          <table:table-row table:style-name="ro10">
            <table:table-cell table:style-name="ce18" office:value-type="float" office:value="5">
              <text:p>5</text:p>
            </table:table-cell>
            <table:table-cell table:style-name="ce29" office:value-type="string">
              <text:p>Switching claims on and off</text:p>
            </table:table-cell>
            <table:table-cell table:style-name="ce29" office:value-type="string">
              <text:p>Press the off button of one of the claims</text:p>
              <text:p>-Go to 'Claim Mapping' and check if the above claim appears in the list.</text:p>
            </table:table-cell>
            <table:table-cell table:style-name="ce29"/>
            <table:table-cell table:style-name="ce29" office:value-type="string">
              <text:p>The claim that was switched off should not appear in the 'Claim Mapping' list.</text:p>
            </table:table-cell>
            <table:table-cell table:style-name="ce29"/>
            <table:table-cell table:number-columns-repeated="250"/>
          </table:table-row>
          <table:table-row table:style-name="ro10">
            <table:table-cell table:style-name="ce19" office:value-type="float" office:value="6">
              <text:p>6</text:p>
            </table:table-cell>
            <table:table-cell table:style-name="ce20" office:value-type="string">
              <text:p>Switch off a claim that is already mapped</text:p>
            </table:table-cell>
            <table:table-cell table:style-name="ce20" office:value-type="string">
              <text:p>Press the off button of one of the claims</text:p>
              <text:p>-Go to 'Claim Mapping' and check if the above claim appears in the list.</text:p>
            </table:table-cell>
            <table:table-cell table:style-name="ce20"/>
            <table:table-cell table:style-name="ce20" office:value-type="string">
              <text:p>The claim that was switched off should not appear in the 'Claim Mapping' list.</text:p>
            </table:table-cell>
            <table:table-cell table:style-name="ce20"/>
            <table:table-cell table:number-columns-repeated="250"/>
          </table:table-row>
        </table:table-row-group>
        <table:table-row table:style-name="ro1">
          <table:table-cell table:number-columns-repeated="256"/>
        </table:table-row>
        <table:table-row table:style-name="ro3">
          <table:table-cell table:style-name="ce13" office:value-type="string" table:number-columns-spanned="3" table:number-rows-spanned="1">
            <text:p>1.3 Claim Mapping</text:p>
          </table:table-cell>
          <table:covered-table-cell table:number-columns-repeated="2" table:style-name="ce28"/>
          <table:table-cell table:style-name="ce28" table:number-columns-repeated="2"/>
          <table:table-cell table:style-name="ce48"/>
          <table:table-cell table:number-columns-repeated="250"/>
        </table:table-row>
        <table:table-row-group>
          <table:table-row table:style-name="ro4">
            <table:table-cell table:style-name="ce14" office:value-type="string" table:number-columns-spanned="3" table:number-rows-spanned="1">
              <text:p>Prerequisites : Login to IS admin console and navigate to 'Claim Mapping'</text:p>
              <text:p><text:s text:c="22"/>Add a claim as stated in 1.2</text:p>
            </table:table-cell>
            <table:covered-table-cell table:number-columns-repeated="2" table:style-name="ce28"/>
            <table:table-cell table:style-name="ce28" table:number-columns-repeated="2"/>
            <table:table-cell table:style-name="ce48"/>
            <table:table-cell table:number-columns-repeated="250"/>
          </table:table-row>
          <table:table-row table:style-name="ro12">
            <table:table-cell table:style-name="ce20" office:value-type="float" office:value="1">
              <text:p>1</text:p>
            </table:table-cell>
            <table:table-cell table:style-name="ce20" office:value-type="string">
              <text:p>Mapping a claim</text:p>
            </table:table-cell>
            <table:table-cell table:style-name="ce20" office:value-type="string">
              <text:p>-Click on the claim that you added from the 'Claim Mapping' page.</text:p>
              <text:p>-In the 'Edit Claim Mapping' page, select a field to map with the claim.</text:p>
              <text:p>-Click 'update'</text:p>
            </table:table-cell>
            <table:table-cell table:style-name="ce20" table:number-columns-repeated="3"/>
            <table:table-cell table:number-columns-repeated="250"/>
          </table:table-row>
        </table:table-row-group>
        <table:table-row table:style-name="ro1">
          <table:table-cell table:number-columns-repeated="256"/>
        </table:table-row>
        <table:table-row table:style-name="ro5">
          <table:table-cell table:style-name="ce4" office:value-type="string" table:number-columns-spanned="2" table:number-rows-spanned="1">
            <text:p><text:span text:style-name="T1">2. <text:s/></text:span><text:span text:style-name="T2">Manage Identity Provider</text:span></text:p>
          </table:table-cell>
          <table:covered-table-cell table:style-name="ce24"/>
          <table:table-cell table:style-name="ce24" table:number-columns-repeated="4"/>
          <table:table-cell table:number-columns-repeated="250"/>
        </table:table-row>
        <table:table-row table:style-name="ro3">
          <table:table-cell table:style-name="ce13" office:value-type="string" table:number-columns-spanned="3" table:number-rows-spanned="1">
            <text:p>2.1 Users</text:p>
          </table:table-cell>
          <table:covered-table-cell table:number-columns-repeated="2" table:style-name="ce28"/>
          <table:table-cell table:style-name="ce28" table:number-columns-repeated="2"/>
          <table:table-cell table:style-name="ce48"/>
          <table:table-cell table:number-columns-repeated="250"/>
        </table:table-row>
        <table:table-row-group>
          <table:table-row table:style-name="ro4">
            <table:table-cell table:style-name="ce20"/>
            <table:table-cell table:style-name="ce20" office:value-type="string">
              <text:p>View Users</text:p>
            </table:table-cell>
            <table:table-cell table:style-name="ce20" office:value-type="string">
              <text:p>Go to the 'Users' home page and click on the 'Users' link.</text:p>
            </table:table-cell>
            <table:table-cell table:style-name="ce42"/>
            <table:table-cell table:style-name="ce44" office:value-type="string">
              <text:p>List of users who can use the identity provider will be displayed.</text:p>
            </table:table-cell>
            <table:table-cell table:style-name="ce20"/>
            <table:table-cell table:number-columns-repeated="250"/>
          </table:table-row>
          <table:table-row table:style-name="ro1">
            <table:table-cell table:number-columns-repeated="256"/>
          </table:table-row>
        </table:table-row-group>
        <table:table-row table:style-name="ro1">
          <table:table-cell table:number-columns-repeated="256"/>
        </table:table-row>
        <table:table-row table:style-name="ro3">
          <table:table-cell table:style-name="ce13" office:value-type="string" table:number-columns-spanned="3" table:number-rows-spanned="1">
            <text:p>2.2. Trusted Relying Parties</text:p>
          </table:table-cell>
          <table:covered-table-cell table:number-columns-repeated="2" table:style-name="ce28"/>
          <table:table-cell table:style-name="ce28" table:number-columns-repeated="2"/>
          <table:table-cell table:style-name="ce48"/>
          <table:table-cell table:number-columns-repeated="250"/>
        </table:table-row>
        <table:table-row-group>
          <table:table-row table:style-name="ro3">
            <table:table-cell table:style-name="ce21" office:value-type="string" table:number-columns-spanned="2" table:number-rows-spanned="1">
              <text:p>A) <text:s/>Add</text:p>
            </table:table-cell>
            <table:covered-table-cell table:style-name="ce30"/>
            <table:table-cell table:style-name="ce30" table:number-columns-repeated="3"/>
            <table:table-cell table:style-name="ce49"/>
            <table:table-cell table:number-columns-repeated="250"/>
          </table:table-row>
          <table:table-row-group>
            <table:table-row table:style-name="ro3">
              <table:table-cell table:style-name="ce11" office:value-type="float" office:value="1">
                <text:p>1</text:p>
              </table:table-cell>
              <table:table-cell table:style-name="ce11" office:value-type="string">
                <text:p>Add a relying party</text:p>
              </table:table-cell>
              <table:table-cell table:style-name="ce11" table:number-columns-repeated="4"/>
              <table:table-cell table:number-columns-repeated="250"/>
            </table:table-row>
            <table:table-row table:style-name="ro3">
              <table:table-cell table:style-name="ce22" office:value-type="float" office:value="2">
                <text:p>2</text:p>
              </table:table-cell>
              <table:table-cell table:style-name="ce12" office:value-type="string">
                <text:p>Add a relying party using an invalid .ctr file</text:p>
              </table:table-cell>
              <table:table-cell table:style-name="ce12" table:number-columns-repeated="4"/>
              <table:table-cell table:number-columns-repeated="250"/>
            </table:table-row>
            <table:table-row table:style-name="ro4">
              <table:table-cell table:style-name="ce22" office:value-type="float" office:value="3">
                <text:p>3</text:p>
              </table:table-cell>
              <table:table-cell table:style-name="ce12" office:value-type="string">
                <text:p>Add a relying party using an invalid certificate file format (.crd)</text:p>
              </table:table-cell>
              <table:table-cell table:style-name="ce12" table:number-columns-repeated="4"/>
              <table:table-cell table:number-columns-repeated="250"/>
            </table:table-row>
            <table:table-row table:style-name="ro4">
              <table:table-cell table:style-name="ce22" office:value-type="float" office:value="4">
                <text:p>4</text:p>
              </table:table-cell>
              <table:table-cell table:style-name="ce12" office:value-type="string">
                <text:p>Add a relying party using a certificate file which is already uploaded.</text:p>
              </table:table-cell>
              <table:table-cell table:style-name="ce12" table:number-columns-repeated="4"/>
              <table:table-cell table:number-columns-repeated="250"/>
            </table:table-row>
          </table:table-row-group>
          <table:table-row table:style-name="ro3">
            <table:table-cell table:style-name="ce21" office:value-type="string" table:number-columns-spanned="2" table:number-rows-spanned="1">
              <text:p>B) <text:s/>Remove</text:p>
            </table:table-cell>
            <table:covered-table-cell table:style-name="ce30"/>
            <table:table-cell table:style-name="ce30" table:number-columns-repeated="3"/>
            <table:table-cell table:style-name="ce49"/>
            <table:table-cell table:number-columns-repeated="250"/>
          </table:table-row>
          <table:table-row-group>
            <table:table-row table:style-name="ro4">
              <table:table-cell table:style-name="ce20" office:value-type="float" office:value="1">
                <text:p>1</text:p>
              </table:table-cell>
              <table:table-cell table:style-name="ce20" office:value-type="string">
                <text:p>Remove a relying party which was added by admin user</text:p>
              </table:table-cell>
              <table:table-cell table:style-name="ce20" table:number-columns-repeated="4"/>
              <table:table-cell table:number-columns-repeated="250"/>
            </table:table-row>
            <table:table-row table:style-name="ro3">
              <table:table-cell office:value-type="float" office:value="2">
                <text:p>2</text:p>
              </table:table-cell>
              <table:table-cell office:value-type="string">
                <text:p>Remove the default relying party.</text:p>
              </table:table-cell>
              <table:table-cell table:number-columns-repeated="254"/>
            </table:table-row>
          </table:table-row-group>
          <table:table-row table:style-name="ro1">
            <table:table-cell table:number-columns-repeated="256"/>
          </table:table-row>
        </table:table-row-group>
        <table:table-row table:style-name="ro13">
          <table:table-cell table:style-name="ce23" table:number-columns-repeated="256"/>
        </table:table-row>
        <table:table-row table:style-name="ro3">
          <table:table-cell table:style-name="ce13" office:value-type="string" table:number-columns-spanned="3" table:number-rows-spanned="1">
            <text:p>2.3 Token Verification</text:p>
          </table:table-cell>
          <table:covered-table-cell table:number-columns-repeated="2" table:style-name="ce28"/>
          <table:table-cell table:style-name="ce28" table:number-columns-repeated="2"/>
          <table:table-cell table:style-name="ce48"/>
          <table:table-cell table:number-columns-repeated="250"/>
        </table:table-row>
        <table:table-row table:style-name="ro1" table:number-rows-repeated="654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duction Test Cases" table:style-name="ta1" table:print="false">
        <office:forms form:automatic-focus="false" form:apply-design-mode="false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number-columns-repeated="253" table:default-cell-style-name="ce51"/>
        <table:table-row table:style-name="ro13" table:number-rows-repeated="2">
          <table:table-cell table:number-columns-repeated="256"/>
        </table:table-row>
        <table:table-row table:style-name="ro13">
          <table:table-cell/>
          <table:table-cell table:style-name="Default"/>
          <table:table-cell table:number-columns-repeated="254"/>
        </table:table-row>
        <table:table-row table:style-name="ro13">
          <table:table-cell table:number-columns-repeated="256"/>
        </table:table-row>
        <table:table-row table:style-name="ro2">
          <table:table-cell table:style-name="ce52" office:value-type="string">
            <text:p>TC #</text:p>
          </table:table-cell>
          <table:table-cell table:style-name="ce52" office:value-type="string">
            <text:p>Test Scenario</text:p>
          </table:table-cell>
          <table:table-cell table:style-name="ce54" office:value-type="string">
            <text:p>Test Procedure</text:p>
          </table:table-cell>
          <table:table-cell table:style-name="ce52" office:value-type="string">
            <text:p>Expected Results</text:p>
          </table:table-cell>
          <table:table-cell table:style-name="ce52" office:value-type="string">
            <text:p>Actual Results</text:p>
          </table:table-cell>
          <table:table-cell table:style-name="ce55" table:number-columns-repeated="251"/>
        </table:table-row>
        <table:table-row table:style-name="ro14">
          <table:table-cell table:style-name="ce53" office:value-type="float" office:value="1">
            <text:p>1</text:p>
          </table:table-cell>
          <table:table-cell table:style-name="ce53" office:value-type="string">
            <text:p>When Keystore Type=JKS</text:p>
          </table:table-cell>
          <table:table-cell table:style-name="ce53" office:value-type="string">
            <text:p>-Open wso2-identity-solution-@wso2is_version@/conf/server.xml file and update your private key information as below.</text:p>
            <text:p/>
            <text:p><text:span text:style-name="T10">&lt;KeyStore&gt;</text:span></text:p>
            <text:p><text:span text:style-name="T10"><text:s text:c="15"/></text:span><text:span text:style-name="T10">&lt;Location&gt;${wso2wsas.home}/conf/wso2is.jks&lt;/</text:span><text:span text:style-name="T10">Location&gt;</text:span></text:p>
            <text:p><text:span text:style-name="T10"><text:s text:c="15"/></text:span><text:span text:style-name="T10">&lt;Type&gt;JKS&lt;/Type&gt;</text:span></text:p>
            <text:p><text:span text:style-name="T10"><text:s text:c="14"/></text:span><text:span text:style-name="T10">&lt;Password&gt;wso2is&lt;/Password&gt;</text:span></text:p>
            <text:p><text:span text:style-name="T10"><text:s text:c="14"/></text:span><text:span text:style-name="T10">&lt;KeyAlias&gt;localhost&lt;/KeyAlias&gt;</text:span></text:p>
            <text:p><text:span text:style-name="T10"><text:s text:c="14"/></text:span><text:span text:style-name="T10">&lt;KeyPassword&gt;wso2is&lt;/KeyPassword&gt;</text:span></text:p>
            <text:p><text:span text:style-name="T10">&lt;/KeyStore&gt;</text:span></text:p>
          </table:table-cell>
          <table:table-cell table:style-name="ce53" table:number-columns-repeated="2"/>
          <table:table-cell table:number-columns-repeated="251"/>
        </table:table-row>
        <table:table-row table:style-name="ro14">
          <table:table-cell table:style-name="ce53" office:value-type="float" office:value="2">
            <text:p>2</text:p>
          </table:table-cell>
          <table:table-cell table:style-name="ce53" office:value-type="string">
            <text:p>When Keystore Type=PKCS12</text:p>
          </table:table-cell>
          <table:table-cell table:style-name="ce53" office:value-type="string">
            <text:p>-Open wso2-identity-solution-@wso2is_version@/conf/server.xml file and update your private key information as below.</text:p>
            <text:p/>
            <text:p><text:span text:style-name="T10">&lt;KeyStore&gt;</text:span></text:p>
            <text:p><text:span text:style-name="T10"><text:s text:c="15"/></text:span><text:span text:style-name="T10">&lt;Location&gt;${wso2wsas.home}/conf/wso2is.jks&lt;/</text:span><text:span text:style-name="T10">Location&gt;</text:span></text:p>
            <text:p><text:span text:style-name="T10"><text:s text:c="15"/></text:span><text:span text:style-name="T10">&lt;Type&gt;PKCS12&lt;/Type&gt;</text:span></text:p>
            <text:p><text:span text:style-name="T10"><text:s text:c="14"/></text:span><text:span text:style-name="T10">&lt;Password&gt;wso2is&lt;/Password&gt;</text:span></text:p>
            <text:p><text:span text:style-name="T10"><text:s text:c="14"/></text:span><text:span text:style-name="T10">&lt;KeyAlias&gt;localhost&lt;/KeyAlias&gt;</text:span></text:p>
            <text:p><text:span text:style-name="T10"><text:s text:c="14"/></text:span><text:span text:style-name="T10">&lt;KeyPassword&gt;wso2is&lt;/KeyPassword&gt;</text:span></text:p>
            <text:p><text:span text:style-name="T10">&lt;/KeyStore&gt;</text:span></text:p>
          </table:table-cell>
          <table:table-cell table:style-name="ce53" table:number-columns-repeated="2"/>
          <table:table-cell table:number-columns-repeated="251"/>
        </table:table-row>
        <table:table-row table:style-name="ro14">
          <table:table-cell table:style-name="ce53" office:value-type="float" office:value="3">
            <text:p>3</text:p>
          </table:table-cell>
          <table:table-cell table:style-name="ce53" office:value-type="string">
            <text:p>When Keystore password is incorrectly given</text:p>
          </table:table-cell>
          <table:table-cell table:style-name="ce53" office:value-type="string">
            <text:p>-Open wso2-identity-solution-@wso2is_version@/conf/server.xml file and update your private key information as below.</text:p>
            <text:p/>
            <text:p><text:span text:style-name="T10">&lt;KeyStore&gt;</text:span></text:p>
            <text:p><text:span text:style-name="T10"><text:s text:c="15"/></text:span><text:span text:style-name="T10">&lt;Location&gt;${wso2wsas.home}/conf/wso2is.jks&lt;/</text:span><text:span text:style-name="T10">Location&gt;</text:span></text:p>
            <text:p><text:span text:style-name="T10"><text:s text:c="15"/></text:span><text:span text:style-name="T10">&lt;Type&gt;PKCS12&lt;/Type&gt;</text:span></text:p>
            <text:p><text:span text:style-name="T10"><text:s text:c="14"/></text:span><text:span text:style-name="T10">&lt;Password&gt;wso2i&lt;/Password&gt;</text:span></text:p>
            <text:p><text:span text:style-name="T10"><text:s text:c="14"/></text:span><text:span text:style-name="T10">&lt;KeyAlias&gt;localhost&lt;/KeyAlias&gt;</text:span></text:p>
            <text:p><text:span text:style-name="T10"><text:s text:c="14"/></text:span><text:span text:style-name="T10">&lt;KeyPassword&gt;wso2is&lt;/KeyPassword&gt;</text:span></text:p>
            <text:p><text:span text:style-name="T10">&lt;/KeyStore&gt;</text:span></text:p>
          </table:table-cell>
          <table:table-cell table:style-name="ce53" table:number-columns-repeated="2"/>
          <table:table-cell table:number-columns-repeated="251"/>
        </table:table-row>
        <table:table-row table:style-name="ro14">
          <table:table-cell table:style-name="ce53" office:value-type="float" office:value="4">
            <text:p>4</text:p>
          </table:table-cell>
          <table:table-cell table:style-name="ce53" office:value-type="string">
            <text:p>When private key password is incorrectly given</text:p>
          </table:table-cell>
          <table:table-cell table:style-name="ce53" office:value-type="string">
            <text:p>-Open wso2-identity-solution-@wso2is_version@/conf/server.xml file and update your private key information as below.</text:p>
            <text:p/>
            <text:p><text:span text:style-name="T10">&lt;KeyStore&gt;</text:span></text:p>
            <text:p><text:span text:style-name="T10"><text:s text:c="15"/></text:span><text:span text:style-name="T10">&lt;Location&gt;${wso2wsas.home}/conf/wso2is.jks&lt;/</text:span><text:span text:style-name="T10">Location&gt;</text:span></text:p>
            <text:p><text:span text:style-name="T10"><text:s text:c="15"/></text:span><text:span text:style-name="T10">&lt;Type&gt;PKCS12&lt;/Type&gt;</text:span></text:p>
            <text:p><text:span text:style-name="T10"><text:s text:c="14"/></text:span><text:span text:style-name="T10">&lt;Password&gt;wso2is&lt;/Password&gt;</text:span></text:p>
            <text:p><text:span text:style-name="T10"><text:s text:c="14"/></text:span><text:span text:style-name="T10">&lt;KeyAlias&gt;localhost&lt;/KeyAlias&gt;</text:span></text:p>
            <text:p><text:span text:style-name="T10"><text:s text:c="14"/></text:span><text:span text:style-name="T10">&lt;KeyPassword&gt;wso2&lt;/KeyPassword&gt;</text:span></text:p>
            <text:p><text:span text:style-name="T10">&lt;/KeyStore&gt;</text:span></text:p>
          </table:table-cell>
          <table:table-cell table:style-name="ce53" table:number-columns-repeated="2"/>
          <table:table-cell table:number-columns-repeated="251"/>
        </table:table-row>
        <table:table-row table:style-name="ro15">
          <table:table-cell table:style-name="ce53" office:value-type="float" office:value="5">
            <text:p>5</text:p>
          </table:table-cell>
          <table:table-cell table:style-name="ce53" office:value-type="string">
            <text:p>When the Host Name is incorrectly set.</text:p>
          </table:table-cell>
          <table:table-cell table:style-name="ce53" office:value-type="string">
            <text:p><text:span text:style-name="T10">-Open wso2-identity-solution-</text:span><text:span text:style-name="T10">@wso2is_version@/conf/server.xml file and </text:span><text:span text:style-name="T10">update your private Host information as below.</text:span></text:p>
            <text:p/>
            <text:p>&lt;HostName&gt;localhost1&lt;/HostName&gt;</text:p>
          </table:table-cell>
          <table:table-cell table:style-name="ce53" table:number-columns-repeated="2"/>
          <table:table-cell table:number-columns-repeated="251"/>
        </table:table-row>
        <table:table-row table:style-name="ro16">
          <table:table-cell table:style-name="ce53" office:value-type="float" office:value="6">
            <text:p>6</text:p>
          </table:table-cell>
          <table:table-cell table:style-name="ce53" office:value-type="string">
            <text:p>When the HTTP and HTTPS port is incorrectly set.</text:p>
          </table:table-cell>
          <table:table-cell table:style-name="ce53" office:value-type="string">
            <text:p><text:span text:style-name="T10">-Open wso2-identity-solution-</text:span><text:span text:style-name="T10">@wso2is_version@/conf/server.xml file and </text:span><text:span text:style-name="T10">update your private HTTP and HTTPS port </text:span><text:span text:style-name="T10">information as below.</text:span></text:p>
            <text:p/>
            <text:p>&lt;Ports&gt;</text:p>
            <text:p><text:s text:c="8"/>&lt;HTTP&gt;12080&lt;/HTTP&gt;</text:p>
            <text:p><text:s text:c="8"/>&lt;HTTPS&gt;12080&lt;/HTTPS&gt;</text:p>
            <text:p>&lt;/Ports&gt;</text:p>
          </table:table-cell>
          <table:table-cell table:style-name="ce53" table:number-columns-repeated="2"/>
          <table:table-cell table:number-columns-repeated="251"/>
        </table:table-row>
        <table:table-row table:style-name="ro13" table:number-rows-repeated="2">
          <table:table-cell table:style-name="ce53" table:number-columns-repeated="5"/>
          <table:table-cell table:number-columns-repeated="251"/>
        </table:table-row>
        <table:table-row table:style-name="ro13" table:number-rows-repeated="65522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Sheet3" table:style-name="ta1" table:print="false">
        <office:forms form:automatic-focus="false" form:apply-design-mode="false"/>
        <table:table-column table:style-name="co11" table:default-cell-style-name="ce23"/>
        <table:table-column table:style-name="co6" table:number-columns-repeated="255" table:default-cell-style-name="ce23"/>
        <table:table-row table:style-name="ro13" table:number-rows-repeated="2">
          <table:table-cell table:number-columns-repeated="256"/>
        </table:table-row>
        <table:table-row table:style-name="ro13">
          <table:table-cell table:style-name="ce56" office:value-type="string">
            <text:p>TokenValidationPolicy</text:p>
          </table:table-cell>
          <table:table-cell table:number-columns-repeated="255"/>
        </table:table-row>
        <table:table-row table:style-name="ro13" table:number-rows-repeated="65532">
          <table:table-cell table:number-columns-repeated="256"/>
        </table:table-row>
        <table:table-row table:style-name="ro1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swiss" style:font-pitch="fixed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9">03/19/2008</text:date>, <text:time>14:2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0-08T14:21:42</meta:creation-date>
    <dc:date>2008-03-19T14:29:31</dc:date>
    <dc:language>en-US</dc:language>
    <meta:editing-cycles>16</meta:editing-cycles>
    <meta:editing-duration>P1DT20H48M40S</meta:editing-duration>
    <meta:user-defined meta:name="Info 1"/>
    <meta:user-defined meta:name="Info 2"/>
    <meta:user-defined meta:name="Info 3"/>
    <meta:user-defined meta:name="Info 4"/>
    <meta:document-statistic meta:table-count="3" meta:cell-count="154"/>
  </office:meta>
</office:document-meta>
</file>